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83H46M15.555051S" calcext:value-type="time">
            <text:p>1083:4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4H40M55.413S" calcext:value-type="time">
            <text:p>04:40</text:p>
          </table:table-cell>
          <table:table-cell table:style-name="ce3"/>
          <table:table-cell office:value-type="string" calcext:value-type="string">
            <text:p>AI fixes cleanup, camera non-look steadiness &amp; room tracking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28H38M42.941S" calcext:value-type="time">
            <text:p>28: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08:03:43.2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1T12:16:02.050000000</dc:date>
    <meta:editing-duration>P47DT14H20M19S</meta:editing-duration>
    <meta:editing-cycles>1259</meta:editing-cycles>
    <meta:generator>LibreOffice/7.2.6.2$Windows_X86_64 LibreOffice_project/b0ec3a565991f7569a5a7f5d24fed7f52653d754</meta:generator>
    <meta:document-statistic meta:table-count="2" meta:cell-count="1570" meta:object-count="0"/>
  </office:meta>
</office:document-meta>
</file>